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officeooo:rsid="0009f34a" officeooo:paragraph-rsid="00088ef7"/>
    </style:style>
    <style:style style:name="P7" style:family="paragraph" style:parent-style-name="Standard">
      <style:paragraph-properties style:snap-to-layout-grid="false"/>
      <style:text-properties officeooo:rsid="000dfe45" officeooo:paragraph-rsid="000dfe45"/>
    </style:style>
    <style:style style:name="P8" style:family="paragraph" style:parent-style-name="Standard">
      <style:paragraph-properties style:snap-to-layout-grid="false"/>
      <style:text-properties fo:font-weight="normal" officeooo:rsid="000dfe45" officeooo:paragraph-rsid="000dfe45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fe45" officeooo:paragraph-rsid="000dfe45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dfe45" officeooo:paragraph-rsid="000dfe45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dfe4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dfe45" style:font-weight-asian="normal" style:font-weight-complex="normal"/>
    </style:style>
    <style:style style:name="T4" style:family="text">
      <style:text-properties fo:font-weight="normal" officeooo:rsid="000ee0b4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7" style:family="text">
      <style:text-properties style:use-window-font-color="true" style:font-name="Times New Roman" officeooo:rsid="000dfe45" style:font-name-asian="Times New Roman" style:font-name-complex="Times New Roman"/>
    </style:style>
    <style:style style:name="T8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9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officeooo:rsid="00088ef7"/>
    </style:style>
    <style:style style:name="T11" style:family="text">
      <style:text-properties style:use-window-font-color="true" style:font-name="Times New Roman" officeooo:rsid="000ee0b4"/>
    </style:style>
    <style:style style:name="T12" style:family="text">
      <style:text-properties officeooo:rsid="000dfe45"/>
    </style:style>
    <style:style style:name="T13" style:family="text">
      <style:text-properties officeooo:rsid="000db5c6"/>
    </style:style>
    <style:style style:name="T14" style:family="text">
      <style:text-properties officeooo:rsid="000ee0b4"/>
    </style:style>
    <style:style style:name="T15" style:family="text">
      <style:text-properties officeooo:rsid="0010d689"/>
    </style:style>
    <style:style style:name="T16" style:family="text">
      <style:text-properties officeooo:rsid="0010ef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2">A</text:span><text:span text:style-name="T3">signar</text:span><text:span text:style-name="T2"> </text:span><text:span text:style-name="T4">R</text:span><text:span text:style-name="T2">ol.</text:span></text:p>
          </table:table-cell>
          <table:table-cell table:style-name="Tabla1.B1" office:value-type="string">
            <text:p text:style-name="P2"><text:span text:style-name="T1">Nro. de Caso de Uso:</text:span> <text:span text:style-name="T16">CU.A.03.0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0">Administrador de </text:span></text:span><text:span text:style-name="UC_5f_NormalAzul_20_Car"><text:span text:style-name="T11">S</text:span></text:span><text:span text:style-name="UC_5f_NormalAzul_20_Car"><text:span text:style-name="T10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8">Objetivo:</text:span></text:span><text:span text:style-name="UC_5f_NormalAzul_20_Car"><text:span text:style-name="T5"> </text:span></text:span><text:span text:style-name="UC_5f_NormalAzul_20_Car"><text:span text:style-name="T7">Asignar roles a un usuario</text:span></text:span><text:span text:style-name="UC_5f_NormalAzul_20_Car"><text:span text:style-name="T6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8">Pre-</text:span></text:span><text:span text:style-name="UC_5f_NormalAzul_20_Car"><text:span text:style-name="T9">C</text:span></text:span><text:span text:style-name="UC_5f_NormalAzul_20_Car"><text:span text:style-name="T8">ondiciones:</text:span></text:span><text:span text:style-name="UC_5f_NormalAzul_20_Car"><text:span text:style-name="T5"> </text:span></text:span><text:span text:style-name="UC_5f_NormalAzul_20_Car"><text:span text:style-name="T6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2">Los roles son asignados.</text:span>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7">1.Selecciona la <text:span text:style-name="T15">opción</text:span> Asignar.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10"/>
          </table:table-cell>
          <table:table-cell table:style-name="Table1.A1" office:value-type="string">
            <text:p text:style-name="P7">2.Despliega formulario con una lista de usuario<text:span text:style-name="T14">s</text:span>.</text:p>
          </table:table-cell>
        </table:table-row>
        <table:table-row table:style-name="Table1.4">
          <table:table-cell table:style-name="Table1.A5" office:value-type="string">
            <text:p text:style-name="P11">3.Selecciona el usuario al que desea asignar el rol.</text:p>
          </table:table-cell>
          <table:table-cell table:style-name="Table1.B5" office:value-type="string">
            <text:p text:style-name="P6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4.Pide <text:span text:style-name="T15">confirmación.</text:span></text:p>
          </table:table-cell>
        </table:table-row>
        <table:table-row table:style-name="Table1.4">
          <table:table-cell table:style-name="Table1.A5" office:value-type="string">
            <text:p text:style-name="P11">5.Confirma operación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6.Persiste los datos.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2854852035212548681" text:style-name="WW8Num8">
              <text:list-item>
                <text:p text:style-name="P14">Cancelar.</text:p>
                <text:p text:style-name="P15">En el paso <text:span text:style-name="T12">5</text:span>, se selecciona la <text:span text:style-name="T15">opción</text:span> Cancelar, se vuelve a <text:span text:style-name="T14">A</text:span>dministrar <text:span text:style-name="T14">R</text:span>ol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6.<text:span text:style-name="T13">Si el sistema no puede persistir los datos este error es indicado al usuario por medio de un mensaje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2">Administrar Rol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24 al RF32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2</meta:editing-cycles>
    <meta:editing-duration>PT34M13S</meta:editing-duration>
    <dc:date>2014-03-16T19:41:25.308597685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6" meta:word-count="142" meta:character-count="946" meta:non-whitespace-character-count="827"/>
  </office:meta>
</office:document-meta>
</file>